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y 4.2</text:p>
      <text:p text:style-name="P1"/>
      <text:p text:style-name="P2">This is a small project to showcase the use of JavaScript to manipulate the Document Object Model</text:p>
      <text:p text:style-name="P2">(DOM). The website showcases a 'Games Review Website' giving insights into main features of games and playability. The JavaScript is used to change styles of the webpage when toggling a button allowing user to view webpage in light or dark mode, thus allowing user more option to prevent eye strain and help user readabilit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wart smart</meta:initial-creator>
    <meta:creation-date>2025-11-17T19:10:58.45</meta:creation-date>
    <meta:document-statistic meta:table-count="0" meta:image-count="0" meta:object-count="0" meta:page-count="1" meta:paragraph-count="3" meta:word-count="73" meta:character-count="434"/>
    <dc:date>2025-11-17T19:18:40.72</dc:date>
    <dc:creator>stewart smart</dc:creator>
    <meta:editing-duration>PT7M42S</meta:editing-duration>
    <meta:editing-cycles>1</meta:editing-cycles>
    <meta:generator>OpenOffice/4.1.15$Win32 OpenOffice.org_project/4115m2$Build-9813</meta:generator>
  </office:meta>
</office:document-meta>
</file>